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4-12-0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4-10-01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4-01-04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3-09-1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3-01-1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2-10-06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2-01-1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0-12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20-09-0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9-12-1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9-08-14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9-01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8-08-22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8-02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7-09-1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7-01-3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6-09-1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5-12-2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5-01-29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4-01-1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3-08-16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3-01-0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2-09-20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1-12-1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1-09-2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1-01-2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10-01-14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9-01-1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8-08-11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8-01-1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7-10-1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7-01-2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6-09-0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6-02-0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5-09-01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5-06-0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5-01-1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4-11-0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4-09-1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4-04-2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4-02-04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3-09-22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3-04-24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3-01-0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2-11-20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2-09-2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2-04-2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2-01-2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1-11-1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1-04-27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1-01-2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0-10-0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0-05-22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2000-01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9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8-01-0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7-01-0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5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08" calcext:value-type="float">
            <text:p>181.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632" calcext:value-type="float">
            <text:p>200.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7912" calcext:value-type="float">
            <text:p>118.1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68" calcext:value-type="float">
            <text:p>149.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3936" calcext:value-type="float">
            <text:p>123.6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7536" calcext:value-type="float">
            <text:p>125.8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0728" calcext:value-type="float">
            <text:p>103.3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8095262901</text:p>
          </table:table-cell>
          <table:table-cell office:value-type="string" calcext:value-type="string">
            <text:p>197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